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0.11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07.49pt"/>
    </style:style>
    <style:style style:name="co7" style:family="table-column">
      <style:table-column-properties fo:break-before="auto" style:column-width="66.61pt"/>
    </style:style>
    <style:style style:name="co8" style:family="table-column">
      <style:table-column-properties fo:break-before="auto" style:column-width="62.7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6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8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1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mark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map_type</text:p>
          </table:table-cell>
          <table:table-cell office:value-type="string" calcext:value-type="string">
            <text:p>key_type</text:p>
          </table:table-cell>
          <table:table-cell office:value-type="string" calcext:value-type="string">
            <text:p>val_type</text:p>
          </table:table-cell>
          <table:table-cell office:value-type="string" calcext:value-type="string">
            <text:p>shard_count</text:p>
          </table:table-cell>
          <table:table-cell office:value-type="string" calcext:value-type="string">
            <text:p>operations_per_thread</text:p>
          </table:table-cell>
          <table:table-cell office:value-type="string" calcext:value-type="string">
            <text:p>thread_count</text:p>
          </table:table-cell>
          <table:table-cell office:value-type="string" calcext:value-type="string">
            <text:p>elapsed_ms</text:p>
          </table:table-cell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empty_when_empty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empty_when_empty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insert_or_assign_existing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insert_or_assign_existing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empty_when_not_empty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empty_when_not_empty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erase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erase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insert_or_assign_not_existing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insert_or_assign_not_existing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swap_with_empty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swap_with_empty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string" calcext:value-type="string">
            <text:p>merge_with_empty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rge_with_empty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merge_with_empty_internal_map_type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merge_with_empty_internal_map_type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bscript_operator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subscript_operator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find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find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load_factor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load_factor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get_max_load_factor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get_max_load_factor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set_max_load_factor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set_max_load_factor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rehash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rehash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2365" calcext:value-type="float">
            <text:p>2365</text:p>
          </table:table-cell>
        </table:table-row>
        <table:table-row table:style-name="ro1">
          <table:table-cell office:value-type="string" calcext:value-type="string">
            <text:p>reserve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reserve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2357" calcext:value-type="float">
            <text:p>2357</text:p>
          </table:table-cell>
        </table:table-row>
      </table:table>
      <table:table table:name="elapsed_comparison" table:style-name="ta1">
        <table:shapes>
          <draw:frame draw:z-index="0" draw:style-name="gr1" draw:text-style-name="P1" svg:width="1558.6pt" svg:height="560.18pt" svg:x="223.23pt" svg:y="13.55pt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ce2"/>
        <table:table-column table:style-name="co9" table:default-cell-style-name="ce6"/>
        <table:table-column table:style-name="co9" table:default-cell-style-name="ce10"/>
        <table:table-row table:style-name="ro1">
          <table:table-cell table:style-name="ce1" office:value-type="string" calcext:value-type="string">
            <text:p>operation</text:p>
          </table:table-cell>
          <table:table-cell table:style-name="ce5" office:value-type="string" calcext:value-type="string">
            <text:p>map_type</text:p>
          </table:table-cell>
          <table:table-cell table:style-name="ce9" office:value-type="string" calcext:value-type="string">
            <text:p>Average - elapsed_m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Sharded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Sharded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string" calcext:value-type="string">
            <text:p>Sharded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Sharded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Sharded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mpty_when_empty</text:p>
          </table:table-cell>
          <table:table-cell office:value-type="string" calcext:value-type="string">
            <text:p>Sharded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empty_when_not_empty</text:p>
          </table:table-cell>
          <table:table-cell office:value-type="string" calcext:value-type="string">
            <text:p>Sharded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erase</text:p>
          </table:table-cell>
          <table:table-cell office:value-type="string" calcext:value-type="string">
            <text:p>Sharded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find</text:p>
          </table:table-cell>
          <table:table-cell office:value-type="string" calcext:value-type="string">
            <text:p>Sharded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get_max_load_factor</text:p>
          </table:table-cell>
          <table:table-cell office:value-type="string" calcext:value-type="string">
            <text:p>Sharded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Sharded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insert_or_assign_existing</text:p>
          </table:table-cell>
          <table:table-cell office:value-type="string" calcext:value-type="string">
            <text:p>Sharded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insert_or_assign_not_existing</text:p>
          </table:table-cell>
          <table:table-cell office:value-type="string" calcext:value-type="string">
            <text:p>Sharded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load_factor</text:p>
          </table:table-cell>
          <table:table-cell office:value-type="string" calcext:value-type="string">
            <text:p>Sharded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merge_with_empty</text:p>
          </table:table-cell>
          <table:table-cell office:value-type="string" calcext:value-type="string">
            <text:p>Sharded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rge_with_empty_internal_map_type</text:p>
          </table:table-cell>
          <table:table-cell office:value-type="string" calcext:value-type="string">
            <text:p>Shard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rehash</text:p>
          </table:table-cell>
          <table:table-cell office:value-type="string" calcext:value-type="string">
            <text:p>Sharded</text:p>
          </table:table-cell>
          <table:table-cell office:value-type="float" office:value="2365" calcext:value-type="float">
            <text:p>2365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reserve</text:p>
          </table:table-cell>
          <table:table-cell office:value-type="string" calcext:value-type="string">
            <text:p>Sharded</text:p>
          </table:table-cell>
          <table:table-cell office:value-type="float" office:value="2357" calcext:value-type="float">
            <text:p>2357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set_max_load_factor</text:p>
          </table:table-cell>
          <table:table-cell office:value-type="string" calcext:value-type="string">
            <text:p>Sharded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harded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subscript_operator</text:p>
          </table:table-cell>
          <table:table-cell office:value-type="string" calcext:value-type="string">
            <text:p>Sharded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swap_with_empty</text:p>
          </table:table-cell>
          <table:table-cell office:value-type="string" calcext:value-type="string">
            <text:p>Sharded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433" calcext:value-type="float">
            <text:p>433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8"/>
          <table:table-cell table:style-name="ce12" office:value-type="float" office:value="466.272727272727" calcext:value-type="float">
            <text:p>466.272727272727</text:p>
          </table:table-cell>
        </table:table-row>
      </table:table>
      <table:named-expressions/>
      <table:data-pilot-tables>
        <table:data-pilot-table table:name="DataPilot1" table:application-data="" table:target-range-address="elapsed_comparison.A1:elapsed_comparison.C46" table:buttons="elapsed_comparison.A1 elapsed_comparison.B1" table:show-filter-button="false" table:drill-down-on-double-click="false">
          <table:source-cell-range table:cell-range-address="benchmark_results.A1:benchmark_results.H4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peration" table:orientation="row" table:used-hierarchy="0" table:function="auto">
            <table:data-pilot-level table:show-empty="false" calcext:repeat-item-labels="false">
              <table:data-pilot-members>
                <table:data-pilot-member table:name="at" table:display="true" table:show-details="true"/>
                <table:data-pilot-member table:name="clear" table:display="true" table:show-details="true"/>
                <table:data-pilot-member table:name="constructor" table:display="true" table:show-details="true"/>
                <table:data-pilot-member table:name="count" table:display="true" table:show-details="true"/>
                <table:data-pilot-member table:name="data" table:display="true" table:show-details="true"/>
                <table:data-pilot-member table:name="empty_when_empty" table:display="true" table:show-details="true"/>
                <table:data-pilot-member table:name="empty_when_not_empty" table:display="true" table:show-details="true"/>
                <table:data-pilot-member table:name="erase" table:display="true" table:show-details="true"/>
                <table:data-pilot-member table:name="find" table:display="true" table:show-details="true"/>
                <table:data-pilot-member table:name="get_max_load_factor" table:display="true" table:show-details="true"/>
                <table:data-pilot-member table:name="insert" table:display="true" table:show-details="true"/>
                <table:data-pilot-member table:name="insert_or_assign_existing" table:display="true" table:show-details="true"/>
                <table:data-pilot-member table:name="insert_or_assign_not_existing" table:display="true" table:show-details="true"/>
                <table:data-pilot-member table:name="load_factor" table:display="true" table:show-details="true"/>
                <table:data-pilot-member table:name="merge_with_empty" table:display="true" table:show-details="true"/>
                <table:data-pilot-member table:name="merge_with_empty_internal_map_type" table:display="true" table:show-details="true"/>
                <table:data-pilot-member table:name="rehash" table:display="true" table:show-details="true"/>
                <table:data-pilot-member table:name="reserve" table:display="true" table:show-details="true"/>
                <table:data-pilot-member table:name="set_max_load_factor" table:display="true" table:show-details="true"/>
                <table:data-pilot-member table:name="size" table:display="true" table:show-details="true"/>
                <table:data-pilot-member table:name="subscript_operator" table:display="true" table:show-details="true"/>
                <table:data-pilot-member table:name="swap_with_empt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p_type" table:orientation="row" table:used-hierarchy="0" table:function="auto">
            <table:data-pilot-level table:show-empty="false" calcext:repeat-item-labels="false">
              <table:data-pilot-members>
                <table:data-pilot-member table:name="Sharded" table:display="true" table:show-details="true"/>
                <table:data-pilot-member table:name="Unsharde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lapsed_ms" table:orientation="data" table:used-hierarchy="0" table:function="average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4" table:display="true" table:show-details="true"/>
                <table:data-pilot-member table:name="116" table:display="true" table:show-details="true"/>
                <table:data-pilot-member table:name="136" table:display="true" table:show-details="true"/>
                <table:data-pilot-member table:name="138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69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81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6" table:display="true" table:show-details="true"/>
                <table:data-pilot-member table:name="237" table:display="true" table:show-details="true"/>
                <table:data-pilot-member table:name="250" table:display="true" table:show-details="true"/>
                <table:data-pilot-member table:name="258" table:display="true" table:show-details="true"/>
                <table:data-pilot-member table:name="268" table:display="true" table:show-details="true"/>
                <table:data-pilot-member table:name="274" table:display="true" table:show-details="true"/>
                <table:data-pilot-member table:name="276" table:display="true" table:show-details="true"/>
                <table:data-pilot-member table:name="279" table:display="true" table:show-details="true"/>
                <table:data-pilot-member table:name="310" table:display="true" table:show-details="true"/>
                <table:data-pilot-member table:name="318" table:display="true" table:show-details="true"/>
                <table:data-pilot-member table:name="330" table:display="true" table:show-details="true"/>
                <table:data-pilot-member table:name="344" table:display="true" table:show-details="true"/>
                <table:data-pilot-member table:name="363" table:display="true" table:show-details="true"/>
                <table:data-pilot-member table:name="364" table:display="true" table:show-details="true"/>
                <table:data-pilot-member table:name="415" table:display="true" table:show-details="true"/>
                <table:data-pilot-member table:name="417" table:display="true" table:show-details="true"/>
                <table:data-pilot-member table:name="433" table:display="true" table:show-details="true"/>
                <table:data-pilot-member table:name="621" table:display="true" table:show-details="true"/>
                <table:data-pilot-member table:name="655" table:display="true" table:show-details="true"/>
                <table:data-pilot-member table:name="693" table:display="true" table:show-details="true"/>
                <table:data-pilot-member table:name="728" table:display="true" table:show-details="true"/>
                <table:data-pilot-member table:name="1047" table:display="true" table:show-details="true"/>
                <table:data-pilot-member table:name="1193" table:display="true" table:show-details="true"/>
                <table:data-pilot-member table:name="1395" table:display="true" table:show-details="true"/>
                <table:data-pilot-member table:name="1615" table:display="true" table:show-details="true"/>
                <table:data-pilot-member table:name="2357" table:display="true" table:show-details="true"/>
                <table:data-pilot-member table:name="236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13T23:08:29.029000000</dc:date>
    <meta:editing-duration>PT4M10S</meta:editing-duration>
    <meta:editing-cycles>1</meta:editing-cycles>
    <meta:document-statistic meta:table-count="2" meta:cell-count="475" meta:object-count="1"/>
    <meta:generator>Trio_Office/6.2.8.2$Windows_x86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4.985cm" svg:height="19.763cm" xlink:href=".." xlink:type="simple" loext:data-pilot-source="DataPilot1" chart:class="chart:bar" chart:style-name="ch1">
        <chart:title svg:x="23.929cm" svg:y="0.531cm" chart:style-name="ch2">
          <text:p>Sharded vs. Unsharded Operations</text:p>
        </chart:title>
        <chart:subtitle svg:x="24.787cm" svg:y="1.709cm" chart:style-name="ch3">
          <text:p>100,000 Operations Per Thread</text:p>
        </chart:subtitle>
        <chart:plot-area chart:style-name="ch4" table:cell-range-address="PivotChart" chart:data-source-has-labels="column" svg:x="2.11cm" svg:y="2.783cm" svg:width="51.776cm" svg:height="15.685cm">
          <chartooo:coordinate-region svg:x="3.102cm" svg:y="2.783cm" svg:width="50.784cm" svg:height="7.72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title svg:x="1.028cm" svg:y="8.475cm" chart:style-name="ch7">
              <text:p>Elapsed Time (ms)</text:p>
            </chart:title>
            <chart:grid chart:style-name="ch8" chart:class="major"/>
          </chart:axis>
          <chart:series chart:style-name="ch9" chart:values-cell-range-address="PT@data 0" chart:label-cell-address="PT@label 0" chart:class="chart:bar">
            <chart:data-point chart:repeated="4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 Sharded</text:p>
                <text:list>
                  <text:list-item>
                    <text:p>at</text:p>
                  </text:list-item>
                  <text:list-item>
                    <text:p>Sharded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136">
                <text:p>136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t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clear Sharded</text:p>
                <text:list>
                  <text:list-item>
                    <text:p>clear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clear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constructor Sharded</text:p>
                <text:list>
                  <text:list-item>
                    <text:p>constructor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constructor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count Sharded</text:p>
                <text:list>
                  <text:list-item>
                    <text:p>count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count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data Sharded</text:p>
                <text:list>
                  <text:list-item>
                    <text:p>data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data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empty_when_empty Sharded</text:p>
                <text:list>
                  <text:list-item>
                    <text:p>empty_when_empty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empty_when_empty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empty_when_not_empty Sharded</text:p>
                <text:list>
                  <text:list-item>
                    <text:p>empty_when_not_empty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empty_when_not_empty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erase Sharded</text:p>
                <text:list>
                  <text:list-item>
                    <text:p>erase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erase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find Sharded</text:p>
                <text:list>
                  <text:list-item>
                    <text:p>find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find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get_max_load_factor Sharded</text:p>
                <text:list>
                  <text:list-item>
                    <text:p>get_max_load_factor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get_max_load_factor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insert Sharded</text:p>
                <text:list>
                  <text:list-item>
                    <text:p>insert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insert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insert_or_assign_existing Sharded</text:p>
                <text:list>
                  <text:list-item>
                    <text:p>insert_or_assign_existing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insert_or_assign_existing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insert_or_assign_not_existing Sharded</text:p>
                <text:list>
                  <text:list-item>
                    <text:p>insert_or_assign_not_existing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insert_or_assign_not_existing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load_factor Sharded</text:p>
                <text:list>
                  <text:list-item>
                    <text:p>load_factor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load_factor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merge_with_empty Sharded</text:p>
                <text:list>
                  <text:list-item>
                    <text:p>merge_with_empty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erge_with_empty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erge_with_empty_internal_map_type Sharded</text:p>
                <text:list>
                  <text:list-item>
                    <text:p>merge_with_empty_internal_map_type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erge_with_empty_internal_map_type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rehash Sharded</text:p>
                <text:list>
                  <text:list-item>
                    <text:p>rehash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2365">
                <text:p>2365</text:p>
              </table:table-cell>
            </table:table-row>
            <table:table-row>
              <table:table-cell office:value-type="string">
                <text:p>rehash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reserve Sharded</text:p>
                <text:list>
                  <text:list-item>
                    <text:p>reserve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2357">
                <text:p>2357</text:p>
              </table:table-cell>
            </table:table-row>
            <table:table-row>
              <table:table-cell office:value-type="string">
                <text:p>reserve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set_max_load_factor Sharded</text:p>
                <text:list>
                  <text:list-item>
                    <text:p>set_max_load_factor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set_max_load_factor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size Sharded</text:p>
                <text:list>
                  <text:list-item>
                    <text:p>size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size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subscript_operator Sharded</text:p>
                <text:list>
                  <text:list-item>
                    <text:p>subscript_operator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subscript_operator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swap_with_empty Sharded</text:p>
                <text:list>
                  <text:list-item>
                    <text:p>swap_with_empty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swap_with_empty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433">
                <text:p>4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Trio_Office/6.2.8.2$Windows_x86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